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2.804cm" presentation:class="subtitle" presentation:user-transformed="true">
          <draw:text-box>
            <text:p>Lab Internship</text:p>
            <text:p>MPI for Plant Breeding Research</text:p>
            <text:p>Research Group of Pau Formosa-Jordan</text:p>
            <text:p>July 10<text:span text:style-name="T1">th</text:span> – August 4<text:span text:style-name="T1">th</text:span> 2023</text:p>
            <text:p>Robert Pau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Table of Cont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troduction</text:p>
              </text:list-item>
              <text:list-item>
                <text:p>Goal of the Internship</text:p>
              </text:list-item>
              <text:list-item>
                <text:p>Materials and Methods</text:p>
              </text:list-item>
              <text:list-item>
                <text:p>Results</text:p>
              </text:list-item>
              <text:list-item>
                <text:p>Verdic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PI for Plant Breeding Research</text:p>
              </text:list-item>
              <text:list-item>
                <text:p>Department of Plant Developmental Biology</text:p>
              </text:list-item>
              <text:list-item>
                <text:p>Research Group of Pau Formosa-Jordan</text:p>
                <text:list>
                  <text:list-item>
                    <text:p>Quantitative Approaches to Multicellular Dynamics in Plant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Goal of the Internshi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troduction to Computational Biology and Data Analysis</text:p>
              </text:list-item>
              <text:list-item>
                <text:p>Getting to know Ilastik and Fiji</text:p>
              </text:list-item>
              <text:list-item>
                <text:p>Working with Fluorescence Microscopy</text:p>
              </text:list-item>
              <text:list-item>
                <text:p>Working with <text:span text:style-name="T2">Arabidopsis thaliana</text:span> and getting to know the different tissues as well as different experimental fields</text:p>
              </text:list-item>
              <text:list-item>
                <text:p>Getting to know Imaging Process/Workflo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aterials and Metho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3">Leaves of </text:span><text:span text:style-name="T2">Arabidopsis thaliana</text:span></text:p>
              </text:list-item>
              <text:list-item>
                <text:p>Fluorescence Microscopy (Leica Stellaris 8)</text:p>
              </text:list-item>
              <text:list-item>
                <text:p>Ilastik</text:p>
              </text:list-item>
              <text:list-item>
                <text:p>Fiji</text:p>
              </text:list-item>
              <text:list-item>
                <text:p>R and RStudio</text:p>
              </text:list-item>
              <text:list-item>
                <text:p>CENH3, H2B and Membrane Mark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Verdic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71cm" svg:y="6.096cm" presentation:class="title" presentation:user-transformed="true">
          <draw:text-box>
            <text:p>Thank you for your attention!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8-10T12:19:01.555081390</meta:creation-date>
    <dc:date>2023-08-10T12:46:30.392103255</dc:date>
    <meta:editing-duration>PT27M23S</meta:editing-duration>
    <meta:editing-cycles>13</meta:editing-cycles>
    <meta:generator>LibreOffice/6.1.5.2$Linux_X86_64 LibreOffice_project/10$Build-2</meta:generator>
    <meta:document-statistic meta:object-count="51"/>
  </office:meta>
</office:document-meta>
</file>